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0.0784in" fo:margin-right="0.0784in">
        <style:tab-stops/>
      </style:paragraph-properties>
    </style:style>
    <style:style style:name="P2" style:parent-style-name="Standard" style:family="paragraph">
      <style:paragraph-properties fo:margin-left="0.0784in" fo:margin-right="0.0784in">
        <style:tab-stops/>
      </style:paragraph-properties>
    </style:style>
    <style:style style:name="P3" style:parent-style-name="Standard" style:family="paragraph">
      <style:paragraph-properties fo:margin-left="0.0784in" fo:margin-right="0.0784in">
        <style:tab-stops/>
      </style:paragraph-properties>
    </style:style>
    <style:style style:name="P4" style:parent-style-name="Standard" style:family="paragraph">
      <style:paragraph-properties fo:margin-left="0.0784in" fo:margin-right="0.0784in">
        <style:tab-stops/>
      </style:paragraph-properties>
    </style:style>
    <style:style style:name="P5" style:parent-style-name="Standard" style:family="paragraph">
      <style:paragraph-properties fo:margin-left="0.0784in" fo:margin-right="0.0784in">
        <style:tab-stops/>
      </style:paragraph-properties>
    </style:style>
    <style:style style:name="P6" style:parent-style-name="Standard" style:family="paragraph">
      <style:paragraph-properties fo:margin-left="0.0784in" fo:margin-right="0.0784in">
        <style:tab-stops/>
      </style:paragraph-properties>
    </style:style>
    <style:style style:name="P7" style:parent-style-name="Standard" style:family="paragraph">
      <style:paragraph-properties fo:margin-left="0.0784in" fo:margin-right="0.0784in">
        <style:tab-stops/>
      </style:paragraph-properties>
    </style:style>
    <style:style style:name="P8" style:parent-style-name="Standard" style:family="paragraph">
      <style:paragraph-properties fo:margin-left="0.0784in" fo:margin-right="0.0784in">
        <style:tab-stops/>
      </style:paragraph-properties>
    </style:style>
    <style:style style:name="P9" style:parent-style-name="Standard" style:family="paragraph">
      <style:paragraph-properties fo:margin-left="0.0784in" fo:margin-right="0.0784in">
        <style:tab-stops/>
      </style:paragraph-properties>
    </style:style>
    <style:style style:name="P10" style:parent-style-name="Standard" style:family="paragraph">
      <style:paragraph-properties fo:margin-left="0.0784in" fo:margin-right="0.0784in">
        <style:tab-stops/>
      </style:paragraph-properties>
    </style:style>
    <style:style style:name="P11" style:parent-style-name="Standard" style:family="paragraph">
      <style:paragraph-properties fo:margin-left="0.0784in" fo:margin-right="0.0784in">
        <style:tab-stops/>
      </style:paragraph-properties>
    </style:style>
    <style:style style:name="T12" style:parent-style-name="Fonteparág.padrão" style:family="text">
      <style:text-properties style:font-name="Arial" fo:font-size="6pt" style:font-size-asian="6pt" style:font-size-complex="6pt"/>
    </style:style>
    <style:style style:name="T13" style:parent-style-name="Fonteparág.padrão" style:family="text">
      <style:text-properties style:font-name="Arial" fo:font-size="6pt" style:font-size-asian="6pt" style:font-size-complex="6pt"/>
    </style:style>
    <style:style style:name="T14" style:parent-style-name="Fonteparág.padrão" style:family="text">
      <style:text-properties style:font-name="Arial" fo:font-size="6pt" style:font-size-asian="6pt" style:font-size-complex="6pt"/>
    </style:style>
    <style:style style:name="T15" style:parent-style-name="Fonteparág.padrão" style:family="text">
      <style:text-properties style:font-name="Arial" fo:font-size="6pt" style:font-size-asian="6pt" style:font-size-complex="6pt"/>
    </style:style>
    <style:style style:name="T16" style:parent-style-name="Fonteparág.padrão" style:family="text">
      <style:text-properties style:font-name="Arial" fo:font-size="6pt" style:font-size-asian="6pt" style:font-size-complex="6pt"/>
    </style:style>
    <style:style style:name="T17" style:parent-style-name="Fonteparág.padrão" style:family="text">
      <style:text-properties style:font-name="Arial" fo:font-size="6pt" style:font-size-asian="6pt" style:font-size-complex="6pt"/>
    </style:style>
    <style:style style:name="T18" style:parent-style-name="Fonteparág.padrão" style:family="text">
      <style:text-properties style:font-name="Arial" fo:font-size="6pt" style:font-size-asian="6pt" style:font-size-complex="6pt"/>
    </style:style>
    <style:style style:name="T19" style:parent-style-name="Fonteparág.padrão" style:family="text">
      <style:text-properties style:font-name="Arial" fo:font-size="6pt" style:font-size-asian="6pt" style:font-size-complex="6pt"/>
    </style:style>
    <style:style style:name="T20" style:parent-style-name="Fonteparág.padrão" style:family="text">
      <style:text-properties style:font-name="Arial" fo:font-size="6pt" style:font-size-asian="6pt" style:font-size-complex="6pt"/>
    </style:style>
    <style:style style:name="T21" style:parent-style-name="Fonteparág.padrão" style:family="text">
      <style:text-properties style:font-name="Arial" fo:font-size="6pt" style:font-size-asian="6pt" style:font-size-complex="6pt"/>
    </style:style>
    <style:style style:name="T22" style:parent-style-name="Fonteparág.padrão" style:family="text">
      <style:text-properties style:font-name="Arial" fo:font-size="6pt" style:font-size-asian="6pt" style:font-size-complex="6pt"/>
    </style:style>
    <style:style style:name="T23" style:parent-style-name="Fonteparág.padrão" style:family="text">
      <style:text-properties style:font-name="Arial" fo:font-size="6pt" style:font-size-asian="6pt" style:font-size-complex="6pt"/>
    </style:style>
    <style:style style:name="T24" style:parent-style-name="Fonteparág.padrão" style:family="text">
      <style:text-properties style:font-name="Arial" fo:font-size="6pt" style:font-size-asian="6pt" style:font-size-complex="6pt"/>
    </style:style>
    <style:style style:name="T25" style:parent-style-name="Fonteparág.padrão" style:family="text">
      <style:text-properties style:font-name="Arial" fo:font-size="6pt" style:font-size-asian="6pt" style:font-size-complex="6pt"/>
    </style:style>
    <style:style style:name="T26" style:parent-style-name="Fonteparág.padrão" style:family="text">
      <style:text-properties style:font-name="Arial" fo:font-size="6pt" style:font-size-asian="6pt" style:font-size-complex="6pt"/>
    </style:style>
    <style:style style:name="T27" style:parent-style-name="Fonteparág.padrão" style:family="text">
      <style:text-properties style:font-name="Arial" fo:font-size="6pt" style:font-size-asian="6pt" style:font-size-complex="6pt"/>
    </style:style>
    <style:style style:name="P28" style:parent-style-name="Normal" style:family="paragraph">
      <style:paragraph-properties fo:text-align="end"/>
    </style:style>
    <style:style style:name="T29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T30" style:parent-style-name="Fonteparág.padrão" style:family="text">
      <style:text-properties style:font-name="Arial" fo:font-size="6pt" style:font-size-asian="6pt" style:font-size-complex="6pt"/>
    </style:style>
    <style:style style:name="P31" style:parent-style-name="Standard" style:family="paragraph">
      <style:paragraph-properties fo:margin-left="0.0784in" fo:margin-right="0.0784in">
        <style:tab-stops/>
      </style:paragraph-properties>
    </style:style>
    <style:style style:name="T32" style:parent-style-name="Fonteparág.padrão" style:family="text">
      <style:text-properties style:font-name="Arial" fo:font-size="6pt" style:font-size-asian="6pt" style:font-size-complex="6pt"/>
    </style:style>
    <style:style style:name="P33" style:parent-style-name="Standard" style:family="paragraph">
      <style:paragraph-properties fo:margin-left="0.0784in" fo:margin-right="0.0784in">
        <style:tab-stops/>
      </style:paragraph-properties>
    </style:style>
    <style:style style:name="T34" style:parent-style-name="Fonteparág.padrão" style:family="text">
      <style:text-properties style:font-name="Arial" fo:font-size="6pt" style:font-size-asian="6pt" style:font-size-complex="6pt"/>
    </style:style>
    <style:style style:name="T35" style:parent-style-name="Fonteparág.padrão" style:family="text">
      <style:text-properties style:font-name="Arial" fo:font-size="6pt" style:font-size-asian="6pt" style:font-size-complex="6pt"/>
    </style:style>
    <style:style style:name="T36" style:parent-style-name="Fonteparág.padrão" style:family="text">
      <style:text-properties style:font-name="Arial" fo:font-size="6pt" style:font-size-asian="6pt" style:font-size-complex="6pt"/>
    </style:style>
    <style:style style:name="T37" style:parent-style-name="Fonteparág.padrão" style:family="text">
      <style:text-properties style:font-name="Arial" fo:font-size="6pt" style:font-size-asian="6pt" style:font-size-complex="6pt"/>
    </style:style>
    <style:style style:name="T38" style:parent-style-name="Fonteparág.padrão" style:family="text">
      <style:text-properties style:font-name="Arial" fo:font-size="6pt" style:font-size-asian="6pt" style:font-size-complex="6pt"/>
    </style:style>
    <style:style style:name="T39" style:parent-style-name="Fonteparág.padrão" style:family="text">
      <style:text-properties style:font-name="Arial" fo:font-size="6pt" style:font-size-asian="6pt" style:font-size-complex="6pt"/>
    </style:style>
    <style:style style:name="T40" style:parent-style-name="Fonteparág.padrão" style:family="text">
      <style:text-properties style:font-name="Arial" fo:font-size="6pt" style:font-size-asian="6pt" style:font-size-complex="6pt"/>
    </style:style>
    <style:style style:name="T41" style:parent-style-name="Fonteparág.padrão" style:family="text">
      <style:text-properties style:font-name="Arial" fo:font-size="6pt" style:font-size-asian="6pt" style:font-size-complex="6pt"/>
    </style:style>
    <style:style style:name="T42" style:parent-style-name="Fonteparág.padrão" style:family="text">
      <style:text-properties style:font-name="Arial" fo:font-size="6pt" style:font-size-asian="6pt" style:font-size-complex="6pt"/>
    </style:style>
    <style:style style:name="T43" style:parent-style-name="Fonteparág.padrão" style:family="text">
      <style:text-properties style:font-name="Arial" fo:font-size="6pt" style:font-size-asian="6pt" style:font-size-complex="6pt"/>
    </style:style>
    <style:style style:name="T44" style:parent-style-name="Fonteparág.padrão" style:family="text">
      <style:text-properties style:font-name="Arial" fo:font-size="6pt" style:font-size-asian="6pt" style:font-size-complex="6pt"/>
    </style:style>
    <style:style style:name="T45" style:parent-style-name="Fonteparág.padrão" style:family="text">
      <style:text-properties style:font-name="Arial" fo:font-size="6pt" style:font-size-asian="6pt" style:font-size-complex="6pt"/>
    </style:style>
    <style:style style:name="T46" style:parent-style-name="Fonteparág.padrão" style:family="text">
      <style:text-properties style:font-name="Arial" fo:font-size="6pt" style:font-size-asian="6pt" style:font-size-complex="6pt"/>
    </style:style>
    <style:style style:name="T47" style:parent-style-name="Fonteparág.padrão" style:family="text">
      <style:text-properties style:font-name="Arial" fo:font-size="6pt" style:font-size-asian="6pt" style:font-size-complex="6pt"/>
    </style:style>
    <style:style style:name="T48" style:parent-style-name="Fonteparág.padrão" style:family="text">
      <style:text-properties style:font-name="Arial" fo:font-size="6pt" style:font-size-asian="6pt" style:font-size-complex="6pt"/>
    </style:style>
    <style:style style:name="T49" style:parent-style-name="Fonteparág.padrão" style:family="text">
      <style:text-properties style:font-name="Arial" fo:font-size="6pt" style:font-size-asian="6pt" style:font-size-complex="6pt"/>
    </style:style>
    <style:style style:name="T50" style:parent-style-name="Fonteparág.padrão" style:family="text">
      <style:text-properties style:font-name="Arial" fo:font-size="6pt" style:font-size-asian="6pt" style:font-size-complex="6pt"/>
    </style:style>
    <style:style style:name="T51" style:parent-style-name="Fonteparág.padrão" style:family="text">
      <style:text-properties style:font-name="Arial" fo:font-size="6pt" style:font-size-asian="6pt" style:font-size-complex="6pt"/>
    </style:style>
    <style:style style:name="T52" style:parent-style-name="Fonteparág.padrão" style:family="text">
      <style:text-properties style:font-name="Arial" fo:font-size="6pt" style:font-size-asian="6pt" style:font-size-complex="6pt"/>
    </style:style>
    <style:style style:name="T53" style:parent-style-name="Fonteparág.padrão" style:family="text">
      <style:text-properties style:font-name="Arial" fo:font-size="6pt" style:font-size-asian="6pt" style:font-size-complex="6pt"/>
    </style:style>
    <style:style style:name="T54" style:parent-style-name="Fonteparág.padrão" style:family="text">
      <style:text-properties style:font-name="Arial" fo:font-size="6pt" style:font-size-asian="6pt" style:font-size-complex="6pt"/>
    </style:style>
    <style:style style:name="P55" style:parent-style-name="Standard" style:family="paragraph">
      <style:paragraph-properties fo:margin-left="0.0784in" fo:margin-right="0.0784in">
        <style:tab-stops/>
      </style:paragraph-properties>
    </style:style>
    <style:style style:name="T56" style:parent-style-name="Fonteparág.padrão" style:family="text">
      <style:text-properties style:font-name="Arial" fo:font-size="6pt" style:font-size-asian="6pt" style:font-size-complex="6pt"/>
    </style:style>
    <style:style style:name="T57" style:parent-style-name="Fonteparág.padrão" style:family="text">
      <style:text-properties style:font-name="Arial" fo:font-size="6pt" style:font-size-asian="6pt" style:font-size-complex="6pt"/>
    </style:style>
    <style:style style:name="T58" style:parent-style-name="Fonteparág.padrão" style:family="text">
      <style:text-properties style:font-name="Arial" fo:font-size="6pt" style:font-size-asian="6pt" style:font-size-complex="6pt"/>
    </style:style>
    <style:style style:name="T59" style:parent-style-name="Fonteparág.padrão" style:family="text">
      <style:text-properties style:font-name="Arial" fo:font-size="6pt" style:font-size-asian="6pt" style:font-size-complex="6pt"/>
    </style:style>
    <style:style style:name="T60" style:parent-style-name="Fonteparág.padrão" style:family="text">
      <style:text-properties style:font-name="Arial" fo:font-size="6pt" style:font-size-asian="6pt" style:font-size-complex="6pt"/>
    </style:style>
    <style:style style:name="P61" style:parent-style-name="Normal" style:family="paragraph">
      <style:paragraph-properties fo:text-align="end"/>
    </style:style>
    <style:style style:name="T62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T63" style:parent-style-name="Fonteparág.padrão" style:family="text">
      <style:text-properties style:font-name="Arial" fo:font-size="6pt" style:font-size-asian="6pt" style:font-size-complex="6pt"/>
    </style:style>
    <style:style style:family="graphic" style:name="a37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style:wrap="parallel" style:wrap-contour="false" draw:fill="none" draw:stroke="dash" draw:stroke-dash="a22" svg:stroke-width="0.00694in" svg:stroke-color="#000000" svg:stroke-opacity="100%" style:horizontal-rel="paragraph" style:vertical-rel="paragraph" style:horizontal-pos="from-left" style:vertical-pos="from-top"/>
    </style:style>
    <style:style style:family="graphic" style:name="a24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1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2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.00748in" fo:padding-bottom="0.00748in" fo:padding-left="0.00748in" fo:padding-right="0.00748in" draw:textarea-vertical-align="middle" draw:textarea-horizontal-align="center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0748in" fo:padding-bottom="0.00748in" fo:padding-left="0.00748in" fo:padding-right="0.00748in" draw:textarea-vertical-align="middle" draw:textarea-horizontal-align="center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0748in" fo:padding-bottom="0.00748in" fo:padding-left="0.00748in" fo:padding-right="0.00748in" draw:textarea-vertical-align="middle" draw:textarea-horizontal-align="center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.00748in" fo:padding-bottom="0.00748in" fo:padding-left="0.00748in" fo:padding-right="0.00748in" draw:textarea-vertical-align="middle" draw:textarea-horizontal-align="center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0748in" fo:padding-bottom="0.00748in" fo:padding-left="0.00748in" fo:padding-right="0.00748in" draw:textarea-vertical-align="middle" draw:textarea-horizontal-align="center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.00748in" fo:padding-bottom="0.00748in" fo:padding-left="0.00748in" fo:padding-right="0.00748in" draw:textarea-vertical-align="middle" draw:textarea-horizontal-align="center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.01181in" fo:padding-bottom="0.00748in" fo:padding-left="0.04724in" fo:padding-right="0.00748in" draw:textarea-vertical-align="top" draw:textarea-horizontal-align="left" style:wrap="parallel" style:wrap-contour="false" draw:fill="solid" draw:fill-color="#ffffff" draw:opacity="100%" draw:stroke="solid" svg:stroke-width="0.01614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draw:g draw:z-index="251658240" draw:name="Grupo 54" draw:id="id20" draw:style-name="a20" text:anchor-type="paragraph"><svg:title/><svg:desc/><draw:custom-shape svg:x="0.09306in" svg:y="0.3804in" svg:width="1.76292in" svg:height="0.48596in" draw:id="id0" draw:style-name="a0" draw:name="Retângulo 2"><svg:title/><svg:desc/><text:p text:style-name="Normal"/><draw:enhanced-geometry draw:type="non-primitive" svg:viewBox="0 0 21600 21600" draw:enhanced-path="M 0 0 L 21600 0 21600 21600 0 21600 Z N"/></draw:custom-shape><draw:custom-shape svg:x="1.86571in" svg:y="0.3804in" svg:width="0.78096in" svg:height="0.48832in" draw:id="id1" draw:style-name="a1" draw:name="Retângulo 3"><svg:title/><svg:desc/><text:p text:style-name="Normal"/><draw:enhanced-geometry draw:type="non-primitive" svg:viewBox="0 0 21600 21600" draw:enhanced-path="M 0 0 L 21600 0 21600 21600 0 21600 Z N"/></draw:custom-shape><draw:custom-shape svg:x="2.65914in" svg:y="0.3804in" svg:width="4.96725in" svg:height="0.48399in" draw:id="id2" draw:style-name="a2" draw:name="Retângulo 4"><svg:title/><svg:desc/><text:p text:style-name="Normal"/><draw:enhanced-geometry draw:type="non-primitive" svg:viewBox="0 0 21600 21600" draw:enhanced-path="M 0 0 L 21600 0 21600 21600 0 21600 Z N"/></draw:custom-shape><draw:custom-shape svg:x="0.09306in" svg:y="0.86499in" svg:width="3.51836in" svg:height="0.29512in" draw:id="id3" draw:style-name="a3" draw:name="Forma livre 5"><svg:title/><svg:desc/><text:p text:style-name="Normal"><text:span text:style-name="T12">Cedente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3.60807in" svg:y="0.86499in" svg:width="1.49049in" svg:height="0.29512in" draw:id="id4" draw:style-name="a4" draw:name="Forma livre 6"><svg:title/><svg:desc/><text:p text:style-name="Normal"><text:span text:style-name="T13">Agência / Código do Cedente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5.10044in" svg:y="0.86499in" svg:width="0.45589in" svg:height="0.29512in" draw:id="id5" draw:style-name="a5" draw:name="Forma livre 7"><svg:title/><svg:desc/><text:p text:style-name="Normal"><text:span text:style-name="T14">Espécie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5.55496in" svg:y="0.86499in" svg:width="0.58778in" svg:height="0.29512in" draw:id="id6" draw:style-name="a6" draw:name="Forma livre 8"><svg:title/><svg:desc/><text:p text:style-name="Normal"><text:span text:style-name="T15">Quantidade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6.14585in" svg:y="0.86499in" svg:width="1.48054in" svg:height="0.29512in" draw:id="id7" draw:style-name="a7" draw:name="Forma livre 9"><svg:title/><svg:desc/><text:p text:style-name="Normal"><text:span text:style-name="T16">Nosso númer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0.09306in" svg:y="1.16028in" svg:width="2.34755in" svg:height="0.29512in" draw:id="id8" draw:style-name="a8" draw:name="Forma livre 10"><svg:title/><svg:desc/><text:p text:style-name="Normal"><text:span text:style-name="T17">Número do document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2.44145in" svg:y="1.16028in" svg:width="1.54246in" svg:height="0.29512in" draw:id="id9" draw:style-name="a9" draw:name="Forma livre 11"><svg:title/><svg:desc/><text:p text:style-name="Normal"><text:span text:style-name="T18">CPF / CNPJ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3.97927in" svg:y="1.16028in" svg:width="1.57474in" svg:height="0.29512in" draw:id="id10" draw:style-name="a10" draw:name="Forma livre 12"><svg:title/><svg:desc/><text:p text:style-name="Normal"><text:span text:style-name="T19">Data de Venciment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5.55496in" svg:y="1.16028in" svg:width="2.07142in" svg:height="0.29512in" draw:id="id11" draw:style-name="a11" draw:name="Forma livre 13"><svg:title/><svg:desc/><text:p text:style-name="Normal"><text:span text:style-name="T20">Valor Document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0.09306in" svg:y="1.45558in" svg:width="1.59128in" svg:height="0.29512in" draw:id="id12" draw:style-name="a12" draw:name="Forma livre 14"><svg:title/><svg:desc/><text:p text:style-name="Normal"><text:span text:style-name="T21">(-)</text:span><text:span text:style-name="T22"><text:s/>Descontos / Abatimentos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1.6839in" svg:y="1.45558in" svg:width="1.30389in" svg:height="0.29512in" draw:id="id13" draw:style-name="a13" draw:name="Forma livre 15"><svg:title/><svg:desc/><text:p text:style-name="Normal"><text:span text:style-name="T23">(-) Outras deduções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2.98688in" svg:y="1.45558in" svg:width="1.28499in" svg:height="0.29512in" draw:id="id14" draw:style-name="a14" draw:name="Forma livre 16"><svg:title/><svg:desc/><text:p text:style-name="Normal"><text:span text:style-name="T24">(+) Mora / Multa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4.25956in" svg:y="1.45558in" svg:width="1.29483in" svg:height="0.29512in" draw:id="id15" draw:style-name="a15" draw:name="Forma livre 17"><svg:title/><svg:desc/><text:p text:style-name="Normal"><text:span text:style-name="T25">(+) Outros acréscimos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5.55496in" svg:y="1.45558in" svg:width="2.07142in" svg:height="0.29512in" draw:id="id16" draw:style-name="a16" draw:name="Forma livre 18"><svg:title/><svg:desc/><text:p text:style-name="Normal"><text:span text:style-name="T26">(=) Valor Cobrad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0.09306in" svg:y="2.04617in" svg:width="7.53333in" svg:height="1.41286in" draw:id="id17" draw:style-name="a17" draw:name="Forma livre 19"><svg:title/><svg:desc/><text:p text:style-name="Normal"><text:span text:style-name="T27">Instruções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frame draw:id="id18" draw:style-name="a18" draw:name="Caixa de texto 21" svg:x="6.39584in" svg:y="0.20625in" svg:width="1.22948in" svg:height="0.15149in" style:rel-width="scale" style:rel-height="scale"><draw:text-box><text:p text:style-name="P28"><text:span text:style-name="T29">RECIBO DO SACADO</text:span></text:p></draw:text-box><svg:title/><svg:desc/></draw:frame><draw:custom-shape svg:x="0.09306in" svg:y="1.75087in" svg:width="7.53277in" svg:height="0.29512in" draw:id="id19" draw:style-name="a19" draw:name="Forma livre 52"><svg:title/><svg:desc/><text:p text:style-name="Normal"><text:span text:style-name="T30">Sacad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/draw:g></text:p>
      <text:p text:style-name="P31"><draw:frame draw:z-index="251660288" draw:id="id21" draw:style-name="a21" draw:name="Caixa de texto 55" text:anchor-type="paragraph" svg:x="4.87778in" svg:y="3.28392in" svg:width="0.92778in" svg:height="0.13056in" style:rel-width="scale" style:rel-height="scale"><draw:text-box><text:p text:style-name="Normal"><text:span text:style-name="T32">Autenticação Mecânica</text:span></text:p></draw:text-box><svg:title/><svg:desc/></draw:frame></text:p>
      <text:p text:style-name="P33"><draw:connector draw:type="line" svg:x1="0.07153in" svg:y1="0.38597in" svg:x2="7.60069in" svg:y2="0.38597in" draw:z-index="251626496" draw:id="id22" draw:style-name="a23" draw:name="Conector reto 22" text:anchor-type="paragraph"><svg:title/><svg:desc/></draw:connector><draw:frame draw:z-index="251628544" draw:id="id23" draw:style-name="a24" draw:name="Caixa de texto 24" text:anchor-type="paragraph" svg:x="6.81305in" svg:y="0.2875in" svg:width="0.79306in" svg:height="0.10486in" style:rel-width="scale" style:rel-height="scale"><draw:text-box><text:p text:style-name="Normal"><text:span text:style-name="T34">Corte na linha abaixo</text:span></text:p></draw:text-box><svg:title/><svg:desc/></draw:frame><draw:custom-shape svg:x="0.07153in" svg:y="1.05254in" svg:width="5.73889in" svg:height="0.29514in" draw:z-index="251629568" draw:id="id24" draw:style-name="a25" draw:name="Forma livre 25" text:anchor-type="paragraph"><svg:title/><svg:desc/><text:p text:style-name="Normal"><text:span text:style-name="T35">Local de pagament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5.81318in" svg:y="1.05254in" svg:width="1.79167in" svg:height="0.29514in" draw:z-index="251630592" draw:id="id25" draw:style-name="a26" draw:name="Forma livre 26" text:anchor-type="paragraph"><svg:title/><svg:desc/><text:p text:style-name="Normal"><text:span text:style-name="T36">Venciment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0.07153in" svg:y="1.34795in" svg:width="5.73889in" svg:height="0.29514in" draw:z-index="251631616" draw:id="id26" draw:style-name="a27" draw:name="Forma livre 27" text:anchor-type="paragraph"><svg:title/><svg:desc/><text:p text:style-name="Normal"><text:span text:style-name="T37">Cedente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5.81318in" svg:y="1.34795in" svg:width="1.79167in" svg:height="0.29514in" draw:z-index="251632640" draw:id="id27" draw:style-name="a28" draw:name="Forma livre 28" text:anchor-type="paragraph"><svg:title/><svg:desc/><text:p text:style-name="Normal"><text:span text:style-name="T38">Agência /<text:s/></text:span><text:span text:style-name="T39">Código do Cedente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5.81318in" svg:y="1.64337in" svg:width="1.79167in" svg:height="0.29514in" draw:z-index="251633664" draw:id="id28" draw:style-name="a29" draw:name="Forma livre 29" text:anchor-type="paragraph"><svg:title/><svg:desc/><text:p text:style-name="Normal"><text:span text:style-name="T40">Nosso Númer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5.81318in" svg:y="1.93878in" svg:width="1.79167in" svg:height="0.29514in" draw:z-index="251634688" draw:id="id29" draw:style-name="a30" draw:name="Forma livre 30" text:anchor-type="paragraph"><svg:title/><svg:desc/><text:p text:style-name="Normal"><text:span text:style-name="T41">Valor Document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5.81318in" svg:y="2.23419in" svg:width="1.79167in" svg:height="0.29514in" draw:z-index="251635712" draw:id="id30" draw:style-name="a31" draw:name="Forma livre 31" text:anchor-type="paragraph"><svg:title/><svg:desc/><text:p text:style-name="Normal"><text:span text:style-name="T42">(-) Descontos / Abatimentos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0.07153in" svg:y="1.64337in" svg:width="0.99722in" svg:height="0.29514in" draw:z-index="251640832" draw:id="id31" draw:style-name="a32" draw:name="Forma livre 36" text:anchor-type="paragraph"><svg:title/><svg:desc/><text:p text:style-name="Normal"><text:span text:style-name="T43">Data do Document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1.07139in" svg:y="1.64337in" svg:width="1.16181in" svg:height="0.29514in" draw:z-index="251641856" draw:id="id32" draw:style-name="a33" draw:name="Forma livre 37" text:anchor-type="paragraph"><svg:title/><svg:desc/><text:p text:style-name="Normal"><text:span text:style-name="T44">Nº do Document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2.23033in" svg:y="1.64337in" svg:width="1.17986in" svg:height="0.29514in" draw:z-index="251642880" draw:id="id33" draw:style-name="a34" draw:name="Forma livre 38" text:anchor-type="paragraph"><svg:title/><svg:desc/><text:p text:style-name="Normal"><text:span text:style-name="T45">Espécie Doc.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3.41199in" svg:y="1.64337in" svg:width="0.82431in" svg:height="0.29514in" draw:z-index="251643904" draw:id="id34" draw:style-name="a35" draw:name="Forma livre 39" text:anchor-type="paragraph"><svg:title/><svg:desc/><text:p text:style-name="Normal"><text:span text:style-name="T46">Aceite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4.23006in" svg:y="1.64337in" svg:width="1.57639in" svg:height="0.29514in" draw:z-index="251644928" draw:id="id35" draw:style-name="a36" draw:name="Forma livre 40" text:anchor-type="paragraph"><svg:title/><svg:desc/><text:p text:style-name="Normal"><text:span text:style-name="T47">Data Processament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0.07153in" svg:y="1.93878in" svg:width="0.99722in" svg:height="0.29514in" draw:z-index="251645952" draw:id="id36" draw:style-name="a37" draw:name="Forma livre 41" text:anchor-type="paragraph"><svg:title/><svg:desc/><text:p text:style-name="Normal"><text:span text:style-name="T48">Uso<text:s/></text:span><text:span text:style-name="T49">do Banc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1.07139in" svg:y="1.93878in" svg:width="0.75417in" svg:height="0.29514in" draw:z-index="251646976" draw:id="id37" draw:style-name="a38" draw:name="Forma livre 42" text:anchor-type="paragraph"><svg:title/><svg:desc/><text:p text:style-name="Normal"><text:span text:style-name="T50">Carteira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1.82129in" svg:y="1.93878in" svg:width="1.00903in" svg:height="0.29514in" draw:z-index="251648000" draw:id="id38" draw:style-name="a39" draw:name="Forma livre 43" text:anchor-type="paragraph"><svg:title/><svg:desc/><text:p text:style-name="Normal"><text:span text:style-name="T51">Espécie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2.82873in" svg:y="1.93878in" svg:width="1.40208in" svg:height="0.29514in" draw:z-index="251649024" draw:id="id39" draw:style-name="a40" draw:name="Forma livre 44" text:anchor-type="paragraph"><svg:title/><svg:desc/><text:p text:style-name="Normal"><text:span text:style-name="T52">Quantidade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4.23006in" svg:y="1.93878in" svg:width="1.57639in" svg:height="0.29514in" draw:z-index="251650048" draw:id="id40" draw:style-name="a41" draw:name="Forma livre 45" text:anchor-type="paragraph"><svg:title/><svg:desc/><text:p text:style-name="Normal"><text:span text:style-name="T53">Valor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0.07153in" svg:y="2.23419in" svg:width="5.73889in" svg:height="1.47569in" draw:z-index="251651072" draw:id="id41" draw:style-name="a42" draw:name="Forma livre 46" text:anchor-type="paragraph"><svg:title/><svg:desc/><text:p text:style-name="Normal"><text:span text:style-name="T54">Instruções (texto de responsabilidade do Cedente)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0.07153in" svg:y="0.56776in" svg:width="1.7625in" svg:height="0.48819in" draw:z-index="251654144" draw:id="id42" draw:style-name="a43" draw:name="Retângulo 49" text:anchor-type="paragraph"><svg:title/><svg:desc/><text:p text:style-name="Normal"/><draw:enhanced-geometry draw:type="non-primitive" svg:viewBox="0 0 21600 21600" draw:enhanced-path="M 0 0 L 21600 0 21600 21600 0 21600 Z N"/></draw:custom-shape><draw:custom-shape svg:x="1.84402in" svg:y="0.56776in" svg:width="0.79514in" svg:height="0.48819in" draw:z-index="251655168" draw:id="id43" draw:style-name="a44" draw:name="Retângulo 50" text:anchor-type="paragraph"><svg:title/><svg:desc/><text:p text:style-name="Normal"/><draw:enhanced-geometry draw:type="non-primitive" svg:viewBox="0 0 21600 21600" draw:enhanced-path="M 0 0 L 21600 0 21600 21600 0 21600 Z N"/></draw:custom-shape></text:p>
      <text:p text:style-name="P55"><draw:custom-shape svg:x="0.07083in" svg:y="3.51042in" svg:width="7.53194in" svg:height="0.81319in" draw:z-index="251627520" draw:id="id44" draw:style-name="a45" draw:name="Forma livre 23" text:anchor-type="paragraph"><svg:title/><svg:desc/><text:p text:style-name="Normal"><text:span text:style-name="T56">Sacad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2.64653in" svg:y="0.37569in" svg:width="4.95625in" svg:height="0.48819in" draw:z-index="251656192" draw:id="id45" draw:style-name="a46" draw:name="Retângulo 51" text:anchor-type="paragraph"><svg:title/><svg:desc/><text:p text:style-name="Normal"/><draw:enhanced-geometry draw:type="non-primitive" svg:viewBox="0 0 21600 21600" draw:enhanced-path="M 0 0 L 21600 0 21600 21600 0 21600 Z N"/></draw:custom-shape><draw:custom-shape svg:x="5.81318in" svg:y="2.33794in" svg:width="1.79167in" svg:height="0.29514in" draw:z-index="251636736" draw:id="id46" draw:style-name="a47" draw:name="Forma livre 32" text:anchor-type="paragraph"><svg:title/><svg:desc/><text:p text:style-name="Normal"><text:span text:style-name="T57">(-) Outras deduções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5.81318in" svg:y="2.63335in" svg:width="1.79167in" svg:height="0.29514in" draw:z-index="251637760" draw:id="id47" draw:style-name="a48" draw:name="Forma livre 33" text:anchor-type="paragraph"><svg:title/><svg:desc/><text:p text:style-name="Normal"><text:span text:style-name="T58">(+) Mora / Multa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5.81318in" svg:y="2.92876in" svg:width="1.79167in" svg:height="0.29514in" draw:z-index="251638784" draw:id="id48" draw:style-name="a49" draw:name="Forma livre 34" text:anchor-type="paragraph"><svg:title/><svg:desc/><text:p text:style-name="Normal"><text:span text:style-name="T59">(+) Outros acréscimos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5.81318in" svg:y="3.22417in" svg:width="1.79167in" svg:height="0.29514in" draw:z-index="251639808" draw:id="id49" draw:style-name="a50" draw:name="Forma livre 35" text:anchor-type="paragraph"><svg:title/><svg:desc/><text:p text:style-name="Normal"><text:span text:style-name="T60">(=) Valor Cobrado</text:span>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frame draw:z-index="251652096" draw:id="id50" draw:style-name="a51" draw:name="Caixa de texto 47" text:anchor-type="paragraph" svg:x="6.06315in" svg:y="4.39067in" svg:width="1.54097in" svg:height="0.14653in" style:rel-width="scale" style:rel-height="scale"><draw:text-box><text:p text:style-name="P61"><text:span text:style-name="T62">FICHA DE COMPENSAÇÃO</text:span></text:p></draw:text-box><svg:title/><svg:desc/></draw:frame><draw:frame draw:z-index="251653120" draw:id="id51" draw:style-name="a52" draw:name="Caixa de texto 48" text:anchor-type="paragraph" svg:x="4.88906in" svg:y="4.40582in" svg:width="0.92778in" svg:height="0.13056in" style:rel-width="scale" style:rel-height="scale"><draw:text-box><text:p text:style-name="Normal"><text:span text:style-name="T63">Autenticação Mecânica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8583in"/>
          <style:tab-stop style:type="right" style:position="7.7166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stroke-dash draw:name="a22" draw:display-name="SysDot" draw:style="rect" draw:dots1="1" draw:dots1-length="0.00694in" draw:dots2="0" draw:dots2-length="0in" draw:distance="0.00694in"/>
  </office:styles>
  <office:automatic-styles>
    <style:page-layout style:name="PL0">
      <style:page-layout-properties fo:page-width="8.268in" fo:page-height="11.693in" style:print-orientation="portrait" fo:margin-top="0.2756in" fo:margin-left="0.2756in" fo:margin-bottom="0.2756in" fo:margin-right="0.275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sael Queiroz</meta:initial-creator>
    <dc:creator>Infosolo</dc:creator>
    <meta:creation-date>2011-02-10T22:26:00Z</meta:creation-date>
    <dc:date>2011-02-11T13:43:00Z</dc:date>
    <meta:print-date>2011-02-11T13:41:00Z</meta:print-date>
    <meta:template xlink:href="Normal.dotm" xlink:type="simple"/>
    <meta:editing-cycles>11</meta:editing-cycles>
    <meta:editing-duration>PT550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7" meta:character-count="45" meta:row-count="1" meta:non-whitespace-character-count="39"/>
  </office:meta>
</office:document-meta>
</file>